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bjets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Vale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Objets / Capacité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 Obje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 (10, 60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 (20, 100)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60" calcext:value-type="float">
            <text:p>1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 (30, 120)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 (40, 160)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 (50, 200)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éponses</text:p>
          </table:table-cell>
          <table:table-cell office:value-type="string" calcext:value-type="string">
            <text:p>A+D</text:p>
          </table:table-cell>
          <table:table-cell office:value-type="string" calcext:value-type="string">
            <text:p>B+C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Objets / Capacité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 Obje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 (10, 60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 (20, 100)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60" calcext:value-type="float">
            <text:p>16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 (30, 120)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 (40, 160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 (50, 200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4T12:47:07.622239517</dc:date>
    <meta:editing-duration>PT51M7S</meta:editing-duration>
    <meta:editing-cycles>31</meta:editing-cycles>
    <meta:generator>LibreOffice/7.3.7.2$Linux_X86_64 LibreOffice_project/30$Build-2</meta:generator>
    <meta:document-statistic meta:table-count="1" meta:cell-count="105" meta:object-count="0"/>
  </office:meta>
</office:document-meta>
</file>